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113" officeooo:paragraph-rsid="00006113"/>
    </style:style>
    <style:style style:name="P2" style:family="paragraph" style:parent-style-name="Standard">
      <style:text-properties officeooo:rsid="000405f2" officeooo:paragraph-rsid="000405f2"/>
    </style:style>
    <style:style style:name="P3" style:family="paragraph" style:parent-style-name="Standard">
      <style:text-properties officeooo:rsid="0006006f" officeooo:paragraph-rsid="0006006f"/>
    </style:style>
    <style:style style:name="P4" style:family="paragraph" style:parent-style-name="Standard">
      <style:text-properties officeooo:rsid="000641f1" officeooo:paragraph-rsid="000641f1"/>
    </style:style>
    <style:style style:name="P5" style:family="paragraph" style:parent-style-name="Standard">
      <style:text-properties officeooo:rsid="0006b8fd" officeooo:paragraph-rsid="0006b8fd"/>
    </style:style>
    <style:style style:name="T1" style:family="text">
      <style:text-properties officeooo:rsid="00012fc1"/>
    </style:style>
    <style:style style:name="T2" style:family="text">
      <style:text-properties officeooo:rsid="00023481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6b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e Pratt and Bruce Kelly</text:p>
      <text:p text:style-name="P1"/>
      <text:p text:style-name="P1">The Jets came to Compton Terrace to sing <text:span text:style-name="T2">a Private Number</text:span> for us.</text:p>
      <text:p text:style-name="P1"/>
      <text:p text:style-name="P1">Metro Center where Bill and Ted had an excellent adventure.</text:p>
      <text:p text:style-name="P1"/>
      <text:p text:style-name="P1">Bought a prom dress at Switzers in Park Central.</text:p>
      <text:p text:style-name="P1"/>
      <text:p text:style-name="P1">Worked at Montgomery Ward in Christown.</text:p>
      <text:p text:style-name="P1"/>
      <text:p text:style-name="P1">Cruised Central <text:span text:style-name="T1">chasing</text:span> the KZZP party van.</text:p>
      <text:p text:style-name="P1"/>
      <text:p text:style-name="P2">35<text:span text:style-name="T3">th</text:span> Ave bum</text:p>
      <text:p text:style-name="P2"/>
      <text:p text:style-name="P3">Farrels and Christown after school play</text:p>
      <text:p text:style-name="P3"/>
      <text:p text:style-name="P4">Hot Dog on Stick, Baskin Robbins, <text:span text:style-name="T5">TP friends house</text:span></text:p>
      <text:p text:style-name="P4"/>
      <text:p text:style-name="P4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50:38.234998749</meta:creation-date>
    <meta:generator>LibreOffice/5.1.6.2$Linux_X86_64 LibreOffice_project/10m0$Build-2</meta:generator>
    <dc:date>2017-06-13T16:06:54.304146476</dc:date>
    <meta:editing-duration>P4DT1H16M13S</meta:editing-duration>
    <meta:editing-cycles>7</meta:editing-cycles>
    <meta:document-statistic meta:table-count="0" meta:image-count="0" meta:object-count="0" meta:page-count="1" meta:paragraph-count="9" meta:word-count="68" meta:character-count="381" meta:non-whitespace-character-count="322"/>
  </office:meta>
</office:document-meta>
</file>